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>
      <style:text-properties fo:font-weight="bold" style:font-weight-asian="bold"/>
    </style:style>
    <style:style style:name="P4" style:parent-style-name="Párrafodelista" style:list-style-name="LFO1" style:family="paragraph">
      <style:text-properties fo:font-weight="bold" style:font-weight-asian="bold"/>
    </style:style>
    <style:style style:name="P5" style:parent-style-name="Párrafodelista" style:list-style-name="LFO1" style:family="paragraph">
      <style:text-properties fo:font-weight="bold" style:font-weight-asian="bold"/>
    </style:style>
    <style:style style:name="P6" style:parent-style-name="Párrafodelista" style:list-style-name="LFO1" style:family="paragraph">
      <style:text-properties fo:font-weight="bold" style:font-weight-asian="bold"/>
    </style:style>
    <style:style style:name="P7" style:parent-style-name="Párrafodelista" style:list-style-name="LFO1" style:family="paragraph">
      <style:text-properties fo:font-weight="bold" style:font-weight-asian="bold"/>
    </style:style>
    <style:style style:name="P8" style:parent-style-name="Párrafodelista" style:list-style-name="LFO1" style:family="paragraph">
      <style:text-properties fo:font-weight="bold" style:font-weight-asian="bold"/>
    </style:style>
    <style:style style:name="P9" style:parent-style-name="Párrafodelista" style:list-style-name="LFO1" style:family="paragraph">
      <style:text-properties fo:font-weight="bold" style:font-weight-asian="bold"/>
    </style:style>
    <style:style style:name="P10" style:parent-style-name="Párrafodelista" style:list-style-name="LFO1" style:family="paragraph">
      <style:text-properties fo:font-weight="bold" style:font-weight-asian="bold"/>
    </style:style>
    <style:style style:name="P11" style:parent-style-name="Párrafodelista" style:list-style-name="LFO1" style:family="paragraph">
      <style:text-properties fo:font-weight="bold" style:font-weight-asian="bold"/>
    </style:style>
    <style:style style:name="P12" style:parent-style-name="Párrafodelista" style:list-style-name="LFO1" style:family="paragraph">
      <style:text-properties fo:font-weight="bold" style:font-weight-asian="bold"/>
    </style:style>
    <style:style style:name="P13" style:parent-style-name="Párrafodelista" style:list-style-name="LFO1" style:family="paragraph">
      <style:text-properties fo:font-weight="bold" style:font-weight-asian="bold"/>
    </style:style>
    <style:style style:name="P14" style:parent-style-name="Párrafodelista" style:list-style-name="LFO1" style:family="paragraph">
      <style:text-properties fo:font-weight="bold" style:font-weight-asian="bold"/>
    </style:style>
    <style:style style:name="P15" style:parent-style-name="Párrafodelista" style:list-style-name="LFO1" style:family="paragraph"/>
    <style:style style:name="T16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/>
      <text:p text:style-name="P2">Funcionalidades finanzas familia</text:p>
      <text:list text:style-name="LFO1" text:continue-numbering="true">
        <text:list-item>
          <text:p text:style-name="P3">Registrar, actualizar y eliminar familia X</text:p>
        </text:list-item>
        <text:list-item>
          <text:p text:style-name="P4">Actualizar bucle, familia X</text:p>
        </text:list-item>
        <text:list-item>
          <text:p text:style-name="P5">Registrar, actualizar y eliminar integrantes a familia X</text:p>
        </text:list-item>
        <text:list-item>
          <text:p text:style-name="P6">Listar integrantes de la familia X</text:p>
        </text:list-item>
        <text:list-item>
          <text:p text:style-name="P7">Registrar gastos a familiaX</text:p>
        </text:list-item>
        <text:list-item>
          <text:p text:style-name="P8">Crear<text:s/>fondoX</text:p>
        </text:list-item>
        <text:list-item>
          <text:p text:style-name="P9">Registrar ingresosX</text:p>
        </text:list-item>
        <text:list-item>
          <text:p text:style-name="P10">Sacar cuentas<text:s/>X</text:p>
        </text:list-item>
        <text:list-item>
          <text:p text:style-name="P11">Inicio de sesión</text:p>
        </text:list-item>
        <text:list-item>
          <text:p text:style-name="P12">Creación de fondos en la familia</text:p>
        </text:list-item>
        <text:list-item>
          <text:p text:style-name="P13"><text:s/>Creación de cuentas</text:p>
        </text:list-item>
        <text:list-item>
          <text:p text:style-name="P14">Informe de transacciones mensuales</text:p>
        </text:list-item>
        <text:list-item>
          <text:p text:style-name="P15"><text:span text:style-name="T16">Informe de gastos vs ingres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ison Armando Tamara Barrera</meta:initial-creator>
    <dc:creator>Jeison Armando Tamara Barrera</dc:creator>
    <meta:creation-date>2019-05-07T02:44:00Z</meta:creation-date>
    <dc:date>2019-05-28T04:10:00Z</dc:date>
    <meta:template xlink:href="Normal" xlink:type="simple"/>
    <meta:editing-cycles>14</meta:editing-cycles>
    <meta:editing-duration>PT19680S</meta:editing-duration>
    <meta:document-statistic meta:page-count="1" meta:paragraph-count="1" meta:word-count="63" meta:character-count="409" meta:row-count="2" meta:non-whitespace-character-count="347"/>
  </office:meta>
</office:document-meta>
</file>